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315cm" svg:height="0.472cm" svg:x="1.281cm" svg:y="3.047cm">
          <text:p text:style-name="P1"><text:span text:style-name="T1">p</text:span></text:p>
        </draw:rect>
        <draw:rect draw:style-name="gr1" draw:text-style-name="P2" draw:layer="layout" svg:width="0.315cm" svg:height="0.472cm" svg:x="1.632cm" svg:y="3.047cm">
          <text:p text:style-name="P1"><text:span text:style-name="T1">o</text:span></text:p>
        </draw:rect>
        <draw:rect draw:style-name="gr1" draw:text-style-name="P2" draw:layer="layout" svg:width="0.315cm" svg:height="0.472cm" svg:x="1.997cm" svg:y="3.047cm">
          <text:p text:style-name="P1"><text:span text:style-name="T1">s</text:span></text:p>
        </draw:rect>
        <draw:rect draw:style-name="gr1" draw:text-style-name="P2" draw:layer="layout" svg:width="0.315cm" svg:height="0.472cm" svg:x="2.362cm" svg:y="3.047cm">
          <text:p text:style-name="P1"><text:span text:style-name="T1">i</text:span></text:p>
        </draw:rect>
        <draw:rect draw:style-name="gr1" draw:text-style-name="P2" draw:layer="layout" svg:width="0.315cm" svg:height="0.472cm" svg:x="2.726cm" svg:y="3.047cm">
          <text:p text:style-name="P1"><text:span text:style-name="T1">t</text:span></text:p>
        </draw:rect>
        <draw:rect draw:style-name="gr1" draw:text-style-name="P2" draw:layer="layout" svg:width="0.315cm" svg:height="0.472cm" svg:x="3.09cm" svg:y="3.047cm">
          <text:p text:style-name="P1"><text:span text:style-name="T1">i</text:span></text:p>
        </draw:rect>
        <draw:rect draw:style-name="gr1" draw:text-style-name="P2" draw:layer="layout" svg:width="0.315cm" svg:height="0.472cm" svg:x="3.453cm" svg:y="3.047cm">
          <text:p text:style-name="P1"><text:span text:style-name="T1">o</text:span></text:p>
        </draw:rect>
        <draw:rect draw:style-name="gr1" draw:text-style-name="P2" draw:layer="layout" svg:width="0.315cm" svg:height="0.472cm" svg:x="3.816cm" svg:y="3.047cm">
          <text:p text:style-name="P1"><text:span text:style-name="T1">n</text:span></text:p>
        </draw:rect>
        <draw:rect draw:style-name="gr1" draw:text-style-name="P2" draw:layer="layout" svg:width="0.315cm" svg:height="0.472cm" svg:x="4.18cm" svg:y="3.047cm">
          <text:p text:style-name="P1"><text:span text:style-name="T1"><text:s/></text:span></text:p>
        </draw:rect>
        <draw:rect draw:style-name="gr1" draw:text-style-name="P2" draw:layer="layout" svg:width="0.315cm" svg:height="0.472cm" svg:x="4.544cm" svg:y="3.047cm">
          <text:p text:style-name="P1"><text:span text:style-name="T1">:</text:span></text:p>
        </draw:rect>
        <draw:rect draw:style-name="gr1" draw:text-style-name="P2" draw:layer="layout" svg:width="0.315cm" svg:height="0.472cm" svg:x="4.907cm" svg:y="3.047cm">
          <text:p text:style-name="P1"><text:span text:style-name="T1">=</text:span></text:p>
        </draw:rect>
        <draw:rect draw:style-name="gr1" draw:text-style-name="P2" draw:layer="layout" svg:width="0.315cm" svg:height="0.472cm" svg:x="5.627cm" svg:y="3.047cm">
          <text:p text:style-name="P1"><text:span text:style-name="T1">i</text:span></text:p>
        </draw:rect>
        <draw:rect draw:style-name="gr1" draw:text-style-name="P2" draw:layer="layout" svg:width="0.315cm" svg:height="0.472cm" svg:x="5.271cm" svg:y="3.047cm">
          <text:p text:style-name="P1"><text:span text:style-name="T1"><text:s/></text:span></text:p>
        </draw:rect>
        <draw:rect draw:style-name="gr1" draw:text-style-name="P2" draw:layer="layout" svg:width="0.315cm" svg:height="0.472cm" svg:x="5.995cm" svg:y="3.047cm">
          <text:p text:style-name="P1"><text:span text:style-name="T1">n</text:span></text:p>
        </draw:rect>
        <draw:rect draw:style-name="gr1" draw:text-style-name="P2" draw:layer="layout" svg:width="0.315cm" svg:height="0.472cm" svg:x="6.368cm" svg:y="3.047cm">
          <text:p text:style-name="P1"><text:span text:style-name="T1">i</text:span></text:p>
        </draw:rect>
        <draw:rect draw:style-name="gr1" draw:text-style-name="P2" draw:layer="layout" svg:width="0.315cm" svg:height="0.472cm" svg:x="6.753cm" svg:y="3.047cm">
          <text:p text:style-name="P1"><text:span text:style-name="T1">t</text:span></text:p>
        </draw:rect>
        <draw:rect draw:style-name="gr1" draw:text-style-name="P2" draw:layer="layout" svg:width="0.315cm" svg:height="0.472cm" svg:x="7.119cm" svg:y="3.047cm">
          <text:p text:style-name="P1"><text:span text:style-name="T1">i</text:span></text:p>
        </draw:rect>
        <draw:rect draw:style-name="gr1" draw:text-style-name="P2" draw:layer="layout" svg:width="0.315cm" svg:height="0.472cm" svg:x="7.51cm" svg:y="3.047cm">
          <text:p text:style-name="P1"><text:span text:style-name="T1">a</text:span></text:p>
        </draw:rect>
        <draw:rect draw:style-name="gr1" draw:text-style-name="P2" draw:layer="layout" svg:width="0.315cm" svg:height="0.472cm" svg:x="7.894cm" svg:y="3.047cm">
          <text:p text:style-name="P1"><text:span text:style-name="T1">l</text:span></text:p>
        </draw:rect>
        <draw:rect draw:style-name="gr1" draw:text-style-name="P2" draw:layer="layout" svg:width="0.315cm" svg:height="0.472cm" svg:x="8.255cm" svg:y="3.047cm">
          <text:p text:style-name="P1"><text:span text:style-name="T1"><text:s/></text:span></text:p>
        </draw:rect>
        <draw:rect draw:style-name="gr1" draw:text-style-name="P2" draw:layer="layout" svg:width="0.315cm" svg:height="0.472cm" svg:x="8.645cm" svg:y="3.047cm">
          <text:p text:style-name="P1"><text:span text:style-name="T1">+</text:span></text:p>
        </draw:rect>
        <draw:rect draw:style-name="gr1" draw:text-style-name="P2" draw:layer="layout" svg:width="0.315cm" svg:height="0.472cm" svg:x="9.396cm" svg:y="3.047cm">
          <text:p text:style-name="P1"><text:span text:style-name="T1">r</text:span></text:p>
        </draw:rect>
        <draw:rect draw:style-name="gr1" draw:text-style-name="P2" draw:layer="layout" svg:width="0.315cm" svg:height="0.472cm" svg:x="9.019cm" svg:y="3.047cm">
          <text:p text:style-name="P1"><text:span text:style-name="T1"><text:s/></text:span></text:p>
        </draw:rect>
        <draw:rect draw:style-name="gr1" draw:text-style-name="P2" draw:layer="layout" svg:width="0.315cm" svg:height="0.472cm" svg:x="9.772cm" svg:y="3.047cm">
          <text:p text:style-name="P1"><text:span text:style-name="T1">a</text:span></text:p>
        </draw:rect>
        <draw:rect draw:style-name="gr1" draw:text-style-name="P2" draw:layer="layout" svg:width="0.315cm" svg:height="0.472cm" svg:x="10.152cm" svg:y="3.047cm">
          <text:p text:style-name="P1"><text:span text:style-name="T1">t</text:span></text:p>
        </draw:rect>
        <draw:rect draw:style-name="gr1" draw:text-style-name="P2" draw:layer="layout" svg:width="0.315cm" svg:height="0.472cm" svg:x="10.53cm" svg:y="3.047cm">
          <text:p text:style-name="P1"><text:span text:style-name="T1">e</text:span></text:p>
        </draw:rect>
        <draw:rect draw:style-name="gr1" draw:text-style-name="P2" draw:layer="layout" svg:width="0.315cm" svg:height="0.472cm" svg:x="10.894cm" svg:y="3.047cm">
          <text:p text:style-name="P1"><text:span text:style-name="T1"><text:s/></text:span></text:p>
        </draw:rect>
        <draw:rect draw:style-name="gr1" draw:text-style-name="P2" draw:layer="layout" svg:width="0.315cm" svg:height="0.472cm" svg:x="11.271cm" svg:y="3.047cm">
          <text:p text:style-name="P1"><text:span text:style-name="T1">*</text:span></text:p>
        </draw:rect>
        <draw:rect draw:style-name="gr1" draw:text-style-name="P2" draw:layer="layout" svg:width="0.315cm" svg:height="0.472cm" svg:x="11.658cm" svg:y="3.047cm">
          <text:p text:style-name="P1"><text:span text:style-name="T1"><text:s/></text:span></text:p>
        </draw:rect>
        <draw:rect draw:style-name="gr1" draw:text-style-name="P2" draw:layer="layout" svg:width="0.315cm" svg:height="0.472cm" svg:x="12.047cm" svg:y="3.047cm">
          <text:p text:style-name="P1"><text:span text:style-name="T1">6</text:span></text:p>
        </draw:rect>
        <draw:rect draw:style-name="gr1" draw:text-style-name="P2" draw:layer="layout" svg:width="0.315cm" svg:height="0.472cm" svg:x="12.421cm" svg:y="3.047cm">
          <text:p text:style-name="P1"><text:span text:style-name="T1">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6:51:57</dc:date>
    <dc:language>en-US</dc:language>
    <meta:editing-cycles>15</meta:editing-cycles>
    <meta:editing-duration>PT1H54M1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